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458in" table:align="left"/>
    </style:style>
    <style:style style:name="Table1.A" style:family="table-column">
      <style:table-column-properties style:column-width="0.5625in"/>
    </style:style>
    <style:style style:name="Table1.B" style:family="table-column">
      <style:table-column-properties style:column-width="0.3799in"/>
    </style:style>
    <style:style style:name="Table1.C" style:family="table-column">
      <style:table-column-properties style:column-width="0.5056in"/>
    </style:style>
    <style:style style:name="Table1.D" style:family="table-column">
      <style:table-column-properties style:column-width="0.4167in"/>
    </style:style>
    <style:style style:name="Table1.E" style:family="table-column">
      <style:table-column-properties style:column-width="0.5417in"/>
    </style:style>
    <style:style style:name="Table1.F" style:family="table-column">
      <style:table-column-properties style:column-width="3.7396in"/>
    </style:style>
    <style:style style:name="Table1.A1" style:family="table-cell">
      <style:table-cell-properties style:vertical-align="middle" fo:background-color="#3b3b3b" fo:padding="0.0194in" fo:border="none">
        <style:background-image/>
      </style:table-cell-properties>
    </style:style>
    <style:style style:name="Table1.A2" style:family="table-cell">
      <style:table-cell-properties style:vertical-align="middle" fo:background-color="#f0efe2" fo:padding="0.0194in" fo:border="none">
        <style:background-image/>
      </style:table-cell-properties>
    </style:style>
    <style:style style:name="Table1.B2" style:family="table-cell" style:data-style-name="N0">
      <style:table-cell-properties style:vertical-align="middle" fo:background-color="#f0efe2" fo:padding="0.0194in" fo:border="none">
        <style:background-image/>
      </style:table-cell-properties>
    </style:style>
    <style:style style:name="P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ab-stops>
          <style:tab-stop style:position="0.5102in"/>
        </style:tab-stops>
      </style:paragraph-properties>
    </style:style>
    <style:style style:name="P3" style:family="paragraph" style:parent-style-name="Table_20_Heading">
      <style:paragraph-properties fo:margin-left="0in" fo:margin-right="0in" fo:margin-top="0in" fo:margin-bottom="0in" fo:text-align="start" style:justify-single-word="false" fo:text-indent="0in" style:auto-text-indent="false" fo:padding="0in" fo:border="none"/>
      <style:text-properties fo:color="#ffffff" fo:font-size="10pt" style:font-size-asian="10pt" style:font-size-complex="10pt"/>
    </style:style>
    <style:style style:name="P4"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style>
    <style:style style:name="P6"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47433f"/>
    </style:style>
    <style:style style:name="P7" style:family="paragraph" style:parent-style-name="Table_20_Heading">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ffffff" fo:font-size="10pt" style:font-size-asian="10pt" style:font-size-complex="10pt"/>
    </style:style>
    <style:style style:name="P8" style:family="paragraph" style:parent-style-name="Text_20_body">
      <style:paragraph-properties fo:margin-left="0in" fo:margin-right="0in" fo:margin-top="0in" fo:margin-bottom="0.1043in" fo:orphans="2" fo:widows="2" fo:text-indent="0in" style:auto-text-indent="false"/>
    </style:style>
    <style:style style:name="P9" style:family="paragraph" style:parent-style-name="Text_20_body">
      <style:paragraph-properties fo:margin-left="0in" fo:margin-right="0in" fo:margin-top="0in" fo:margin-bottom="0.1043in" fo:orphans="2" fo:widows="2" fo:text-indent="0in" style:auto-text-indent="false">
        <style:tab-stops/>
      </style:paragraph-properties>
    </style:style>
    <style:style style:name="P10" style:family="paragraph" style:parent-style-name="Text_20_body">
      <style:paragraph-properties fo:margin-left="0in" fo:margin-right="0in" fo:margin-top="0in" fo:margin-bottom="0.1043in" fo:orphans="2" fo:widows="2"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0.1043in" fo:orphans="2" fo:widows="2" fo:text-indent="0in" style:auto-text-indent="false">
        <style:tab-stops>
          <style:tab-stop style:position="0.5in"/>
        </style:tab-stops>
      </style:paragraph-properties>
      <style:text-properties fo:font-weight="bold" style:font-weight-asian="bold" style:font-weight-complex="bold"/>
    </style:style>
    <style:style style:name="P12" style:family="paragraph" style:parent-style-name="Text_20_body">
      <style:paragraph-properties fo:margin-left="0in" fo:margin-right="0in" fo:margin-top="0in" fo:margin-bottom="0.1043in" fo:orphans="2" fo:widows="2" fo:text-indent="0in" style:auto-text-indent="false"/>
      <style:text-properties fo:color="#000000" style:font-name="Times New Roman" fo:font-size="10pt" fo:font-weight="bold" style:font-size-asian="10pt" style:font-weight-asian="bold" style:font-size-complex="10pt" style:font-weight-complex="bold"/>
    </style:style>
    <style:style style:name="P13" style:family="paragraph" style:parent-style-name="Text_20_body">
      <style:paragraph-properties fo:margin-left="0in" fo:margin-right="0in" fo:margin-top="0in" fo:margin-bottom="0.1043in" fo:orphans="2" fo:widows="2" fo:text-indent="0in" style:auto-text-indent="false">
        <style:tab-stops/>
      </style:paragraph-properties>
      <style:text-properties fo:color="#000000" style:font-name="Times New Roman" fo:font-size="15pt" fo:font-weight="bold" style:font-size-asian="15pt" style:font-weight-asian="bold" style:font-size-complex="15pt" style:font-weight-complex="bold"/>
    </style:style>
    <style:style style:name="P14" style:family="paragraph" style:parent-style-name="Text_20_body">
      <style:paragraph-properties fo:margin-left="0in" fo:margin-right="0in" fo:margin-top="0in" fo:margin-bottom="0.1043in" fo:orphans="2" fo:widows="2" fo:text-indent="0in" style:auto-text-indent="false"/>
      <style:text-properties fo:color="#000000" fo:font-size="10pt" fo:font-weight="bold" style:font-size-asian="10pt" style:font-weight-asian="bold" style:font-size-complex="10pt" style:font-weight-complex="bold"/>
    </style:style>
    <style:style style:name="P15" style:family="paragraph" style:parent-style-name="Text_20_body">
      <style:paragraph-properties fo:margin-left="0in" fo:margin-right="0in" fo:margin-top="0in" fo:margin-bottom="0.1043in" fo:orphans="2" fo:widows="2" fo:text-indent="0in" style:auto-text-indent="false"/>
      <style:text-properties fo:color="#000000" fo:font-size="10pt" style:font-size-asian="10pt" style:font-size-complex="10pt"/>
    </style:style>
    <style:style style:name="P16"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7" style:family="paragraph" style:parent-style-name="Text_20_body">
      <style:paragraph-properties fo:margin-left="0in" fo:margin-right="0in" fo:margin-top="0in" fo:margin-bottom="0.1043in" fo:orphans="2" fo:widows="2" fo:text-indent="0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8"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9" style:family="paragraph" style:parent-style-name="Text_20_body">
      <style:paragraph-properties fo:margin-top="0in" fo:margin-bottom="0.1043in" fo:orphans="2" fo:widows="2">
        <style:tab-stops>
          <style:tab-stop style:position="0.5in"/>
        </style:tab-stops>
      </style:paragraph-properties>
    </style:style>
    <style:style style:name="P20" style:family="paragraph" style:parent-style-name="Standard">
      <style:text-properties fo:color="#000000"/>
    </style:style>
    <style:style style:name="P21" style:family="paragraph" style:parent-style-name="Standard">
      <style:text-properties fo:color="#000000" fo:font-size="12pt" fo:font-weight="normal" style:font-size-asian="12pt" style:font-weight-asian="normal" style:font-size-complex="12pt" style:font-weight-complex="normal"/>
    </style:style>
    <style:style style:name="P22" style:family="paragraph" style:parent-style-name="Standard">
      <style:text-properties fo:font-size="15pt" fo:font-weight="bold" style:font-size-asian="15pt" style:font-weight-asian="bold" style:font-size-complex="15pt" style:font-weight-complex="bold"/>
    </style:style>
    <style:style style:name="P23" style:family="paragraph" style:parent-style-name="Standard">
      <style:text-properties fo:font-size="12pt" fo:font-weight="normal" style:font-size-asian="12pt" style:font-weight-asian="normal" style:font-size-complex="12pt" style:font-weight-complex="normal"/>
    </style:style>
    <style:style style:name="P24" style:family="paragraph" style:parent-style-name="Standard">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25" style:family="paragraph" style:parent-style-name="Text_20_body">
      <style:paragraph-properties>
        <style:tab-stops/>
      </style:paragraph-properties>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P26" style:family="paragraph" style:parent-style-name="Heading_20_4">
      <style:paragraph-properties fo:margin-top="0in" fo:margin-bottom="0in" fo:text-align="start" style:justify-single-word="false" fo:padding-left="0.0626in" fo:padding-right="0.0626in" fo:padding-top="0.0209in" fo:padding-bottom="0.0209in" fo:border="0.0008in solid #ffffff"/>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1" style:family="text">
      <style:text-properties fo:font-variant="normal" fo:text-transform="none" style:font-name="Times New Roman" fo:letter-spacing="normal" fo:font-style="italic" style:font-style-asian="italic" style:font-style-complex="italic"/>
    </style:style>
    <style:style style:name="T2" style:family="text">
      <style:text-properties fo:font-variant="normal" fo:text-transform="none" style:font-name="Times New Roman" fo:letter-spacing="normal" fo:font-style="normal"/>
    </style:style>
    <style:style style:name="T3" style:family="text">
      <style:text-properties fo:font-variant="normal" fo:text-transform="none" style:font-name="Times New Roman" fo:letter-spacing="normal" fo:font-style="normal" fo:font-weight="normal"/>
    </style:style>
    <style:style style:name="T4" style:family="text">
      <style:text-properties fo:font-variant="normal" fo:text-transform="none" style:font-name="Times New Roman" fo:letter-spacing="normal" fo:font-style="normal" fo:font-weight="normal" style:font-weight-asian="normal" style:font-weight-complex="normal"/>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fo:font-weight="normal" style:font-weight-asian="normal" style:font-weight-complex="normal"/>
    </style:style>
    <style:style style:name="T7"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8" style:family="text">
      <style:text-properties fo:font-variant="normal" fo:text-transform="none" fo:color="#000000" style:font-name="Times New Roman" fo:font-size="10pt" fo:letter-spacing="normal" fo:font-style="normal" fo:font-weight="bold" style:font-size-asian="10pt" style:font-size-complex="10pt"/>
    </style:style>
    <style:style style:name="T9" style:family="text">
      <style:text-properties fo:font-variant="normal" fo:text-transform="none" fo:color="#000000" style:font-name="Times New Roman" fo:font-size="10pt" fo:letter-spacing="normal" fo:font-style="normal" fo:font-weight="normal" style:font-size-asian="10pt" style:font-size-complex="10pt"/>
    </style:style>
    <style:style style:name="T10"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1" style:family="text">
      <style:text-properties fo:font-variant="normal" fo:text-transform="none" fo:color="#000000" style:font-name="Times New Roman" fo:font-size="10pt" fo:letter-spacing="normal" fo:font-style="normal" style:font-size-asian="10pt" style:font-size-complex="10pt"/>
    </style:style>
    <style:style style:name="T12" style:family="text">
      <style:text-properties fo:font-variant="normal" fo:text-transform="none" fo:color="#000000" style:font-name="Times New Roman" fo:font-size="10pt" fo:letter-spacing="normal" fo:font-style="normal" style:font-size-asian="10pt" style:font-weight-asian="normal" style:font-size-complex="10pt" style:font-weight-complex="normal"/>
    </style:style>
    <style:style style:name="T13"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size-complex="10pt"/>
    </style:style>
    <style:style style:name="T14"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15"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weight-asian="normal" style:font-size-complex="10pt" style:font-weight-complex="normal"/>
    </style:style>
    <style:style style:name="T16" style:family="text">
      <style:text-properties fo:font-variant="normal" fo:text-transform="none" fo:color="#000000" style:font-name="Times New Roman" fo:font-size="10pt" fo:letter-spacing="normal" fo:font-style="normal" style:text-underline-style="solid" style:text-underline-width="auto" style:text-underline-color="font-color" fo:font-weight="bold" fo:background-color="transparent" style:font-size-asian="10pt" style:font-size-complex="10pt"/>
    </style:style>
    <style:style style:name="T17" style:family="text">
      <style:text-properties fo:font-variant="normal" fo:text-transform="none" fo:color="#000000" style:font-name="Times New Roman" fo:font-size="10pt" fo:letter-spacing="normal" fo:font-style="normal" style:text-underline-style="none" fo:font-weight="normal" style:font-size-asian="10pt" style:font-size-complex="10pt"/>
    </style:style>
    <style:style style:name="T18" style:family="text">
      <style:text-properties fo:font-variant="normal" fo:text-transform="none" fo:color="#000000" style:font-name="Times New Roman" fo:font-size="10pt" fo:letter-spacing="normal" fo:font-style="normal" style:text-underline-style="none" fo:font-weight="normal" fo:background-color="transparent" style:font-size-asian="10pt" style:font-size-complex="10pt"/>
    </style:style>
    <style:style style:name="T19" style:family="text">
      <style:text-properties fo:font-variant="normal" fo:text-transform="none" fo:color="#000000" style:font-name="Times New Roman" fo:font-size="10pt" fo:letter-spacing="normal" fo:font-style="normal" style:text-underline-style="none" fo:font-weight="bold" style:font-size-asian="10pt" style:font-size-complex="10pt"/>
    </style:style>
    <style:style style:name="T20"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transparent" style:font-size-asian="10pt" style:font-size-complex="10pt"/>
    </style:style>
    <style:style style:name="T21"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transparent" style:font-size-asian="10pt" style:font-weight-asian="normal" style:font-size-complex="10pt" style:font-weight-complex="normal"/>
    </style:style>
    <style:style style:name="T22"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ffffff" style:font-size-asian="10pt" style:font-size-complex="10pt"/>
    </style:style>
    <style:style style:name="T23"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ffffff" style:font-size-asian="10pt" style:font-weight-asian="normal" style:font-size-complex="10pt" style:font-weight-complex="normal"/>
    </style:style>
    <style:style style:name="T24" style:family="text">
      <style:text-properties fo:font-variant="normal" fo:text-transform="none" fo:color="#000000" style:font-name="Times New Roman" fo:font-size="10pt" fo:letter-spacing="normal" fo:font-style="italic" fo:font-weight="bold" style:font-size-asian="10pt" style:font-style-asian="italic" style:font-weight-asian="bold" style:font-size-complex="10pt" style:font-style-complex="italic" style:font-weight-complex="bold"/>
    </style:style>
    <style:style style:name="T25" style:family="text">
      <style:text-properties fo:font-variant="normal" fo:text-transform="none" fo:color="#000000" style:font-name="Times New Roman" fo:font-size="10pt" fo:letter-spacing="normal" fo:font-style="italic" style:text-underline-style="none" fo:font-weight="normal" fo:background-color="transparent" style:font-size-asian="10pt" style:font-size-complex="10pt"/>
    </style:style>
    <style:style style:name="T26"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27" style:family="text">
      <style:text-properties fo:font-variant="normal" fo:text-transform="none" fo:color="#000000" style:font-name="Times New Roman" fo:letter-spacing="normal" fo:font-style="normal" fo:font-weight="normal" style:font-weight-asian="normal" style:font-weight-complex="normal"/>
    </style:style>
    <style:style style:name="T28" style:family="text">
      <style:text-properties fo:font-variant="normal" fo:text-transform="none" fo:color="#000000" style:font-name="Times New Roman" fo:letter-spacing="normal" fo:font-style="normal" style:text-underline-style="solid" style:text-underline-width="auto" style:text-underline-color="font-color" fo:font-weight="normal" fo:background-color="transparent" style:font-weight-asian="normal" style:font-weight-complex="normal"/>
    </style:style>
    <style:style style:name="T29" style:family="text">
      <style:text-properties fo:font-variant="normal" fo:text-transform="none" fo:color="#000000" style:text-position="super 58%" style:font-name="Times New Roman" fo:font-size="10pt" fo:letter-spacing="normal" fo:font-style="normal" fo:font-weight="normal" style:font-size-asian="10pt" style:font-size-complex="10pt"/>
    </style:style>
    <style:style style:name="T30" style:family="text">
      <style:text-properties fo:font-variant="normal" fo:text-transform="none" style:text-position="super 58%" fo:letter-spacing="normal" fo:font-style="normal" fo:font-weight="normal" style:font-weight-asian="normal" style:font-weight-complex="normal"/>
    </style:style>
    <style:style style:name="T31" style:family="text">
      <style:text-properties fo:font-variant="normal" fo:text-transform="none" style:text-position="super 58%" style:font-name="Times New Roman" fo:letter-spacing="normal" fo:font-style="normal" fo:font-weight="normal"/>
    </style:style>
    <style:style style:name="T32" style:family="text">
      <style:text-properties fo:font-variant="normal" fo:text-transform="none" style:text-position="super 58%" style:font-name="Times New Roman" fo:letter-spacing="normal" fo:font-style="normal" fo:font-weight="normal" style:font-weight-asian="normal" style:font-weight-complex="normal"/>
    </style:style>
    <style:style style:name="T33" style:family="text">
      <style:text-properties fo:font-variant="normal" fo:text-transform="none" fo:font-size="10pt" fo:letter-spacing="normal" fo:font-style="normal" style:font-size-asian="10pt" style:font-size-complex="10pt"/>
    </style:style>
    <style:style style:name="T34" style:family="text">
      <style:text-properties fo:font-variant="normal" fo:text-transform="none" fo:font-size="10pt" fo:letter-spacing="normal" fo:font-style="normal" fo:font-weight="normal" style:font-size-asian="10pt" style:font-weight-asian="normal" style:font-size-complex="10pt" style:font-weight-complex="normal"/>
    </style:style>
    <style:style style:name="T35" style:family="text">
      <style:text-properties fo:color="#000000"/>
    </style:style>
    <style:style style:name="T36" style:family="text">
      <style:text-properties fo:color="#000000" fo:font-size="10pt" style:font-size-asian="10pt" style:font-size-complex="10pt"/>
    </style:style>
    <style:style style:name="T37" style:family="text">
      <style:text-properties fo:color="#000000" fo:font-size="10pt" fo:font-weight="bold" style:font-size-asian="10pt" style:font-weight-asian="bold" style:font-size-complex="10pt" style:font-weight-complex="bold"/>
    </style:style>
    <style:style style:name="T38" style:family="text">
      <style:text-properties fo:color="#000000" style:font-name="Times New Roman" fo:font-size="10pt" style:font-size-asian="10pt" style:font-size-complex="10pt"/>
    </style:style>
    <style:style style:name="T39" style:family="text">
      <style:text-properties fo:color="#000000" style:font-name="Times New Roman" fo:font-size="10pt" fo:font-weight="bold" style:font-size-asian="10pt" style:font-weight-asian="bold" style:font-size-complex="10pt" style:font-weight-complex="bold"/>
    </style:style>
    <style:style style:name="T40" style:family="text">
      <style:text-properties fo:font-weight="bold"/>
    </style:style>
    <style:style style:name="T41" style:family="text">
      <style:text-properties fo:font-size="10pt" style:font-size-asian="10pt" style:font-size-complex="10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Wizard</text:p>
      <text:p text:style-name="P23">You have devoted yourself to the study of the unknown mysteries of the arcane arts. <text:s/>You power does not come from any natural talent, cruel bargain, or a lifetime of service. <text:s/>Your magic comes from years of study and a fundamental understanding of the origins of arcane power itself. <text:s/>Let the ignorant clerics <text:span text:style-name="T35">sell their free will while you redefine existence.<text:line-break/>A wizard may specialize in both a school of magic and a source of magic, each will shape their journey, and as is often the case, the world itself. <text:s/></text:span></text:p>
      <text:p text:style-name="P21"/>
      <text:p text:style-name="P25"><text:span text:style-name="T40">Alignment</text:span>: Any</text:p>
      <text:p text:style-name="P17"><text:span text:style-name="T40">Hit Die</text:span>: d4</text:p>
      <text:p text:style-name="P17"><text:span text:style-name="T40">Starting Wealth</text:span>: 6d4 × 10 gp.</text:p>
      <text:p text:style-name="P9"><text:bookmark text:name="Class_Skills"/><text:span text:style-name="T8">Class Skills: </text:span><text:span text:style-name="T9">The wizard’s class skills are </text:span><text:a xlink:type="simple" xlink:href="https://www.d20pfsrd.com/skills/appraise" text:style-name="Internet_20_link" text:visited-style-name="Visited_20_Internet_20_Link"><text:span text:style-name="T14">Appraise</text:span></text:a><text:span text:style-name="T9"> (</text:span><text:a xlink:type="simple" xlink:href="https://www.d20pfsrd.com/basics-ability-scores/ability-scores#TOC-Intelligence-Int-" text:style-name="Internet_20_link" text:visited-style-name="Visited_20_Internet_20_Link"><text:span text:style-name="T14">Int</text:span></text:a><text:span text:style-name="T9">), </text:span><text:a xlink:type="simple" xlink:href="https://www.d20pfsrd.com/skills/craft" text:style-name="Internet_20_link" text:visited-style-name="Visited_20_Internet_20_Link"><text:span text:style-name="T14">Craft</text:span></text:a><text:span text:style-name="T9"> (</text:span><text:a xlink:type="simple" xlink:href="https://www.d20pfsrd.com/basics-ability-scores/ability-scores#TOC-Intelligence-Int-" text:style-name="Internet_20_link" text:visited-style-name="Visited_20_Internet_20_Link"><text:span text:style-name="T14">Int</text:span></text:a><text:span text:style-name="T9">), </text:span><text:a xlink:type="simple" xlink:href="https://www.d20pfsrd.com/skills/fly" text:style-name="Internet_20_link" text:visited-style-name="Visited_20_Internet_20_Link"><text:span text:style-name="T14">Fly</text:span></text:a><text:span text:style-name="T9"> (</text:span><text:a xlink:type="simple" xlink:href="https://www.d20pfsrd.com/basics-ability-scores/ability-scores#TOC-Dexterity-Dex-" text:style-name="Internet_20_link" text:visited-style-name="Visited_20_Internet_20_Link"><text:span text:style-name="T14">Dex</text:span></text:a><text:span text:style-name="T9">), </text:span><text:a xlink:type="simple" xlink:href="https://www.d20pfsrd.com/skills/knowledge" text:style-name="Internet_20_link" text:visited-style-name="Visited_20_Internet_20_Link"><text:span text:style-name="T14">Knowledge</text:span></text:a><text:span text:style-name="T9"> (all) (</text:span><text:a xlink:type="simple" xlink:href="https://www.d20pfsrd.com/basics-ability-scores/ability-scores#TOC-Intelligence-Int-" text:style-name="Internet_20_link" text:visited-style-name="Visited_20_Internet_20_Link"><text:span text:style-name="T14">Int</text:span></text:a><text:span text:style-name="T9">), </text:span><text:a xlink:type="simple" xlink:href="https://www.d20pfsrd.com/skills/linguistics" text:style-name="Internet_20_link" text:visited-style-name="Visited_20_Internet_20_Link"><text:span text:style-name="T14">Linguistics</text:span></text:a><text:span text:style-name="T9"> (</text:span><text:a xlink:type="simple" xlink:href="https://www.d20pfsrd.com/basics-ability-scores/ability-scores#TOC-Intelligence-Int-" text:style-name="Internet_20_link" text:visited-style-name="Visited_20_Internet_20_Link"><text:span text:style-name="T14">Int</text:span></text:a><text:span text:style-name="T9">), </text:span><text:a xlink:type="simple" xlink:href="https://www.d20pfsrd.com/skills/profession" text:style-name="Internet_20_link" text:visited-style-name="Visited_20_Internet_20_Link"><text:span text:style-name="T14">Profession</text:span></text:a><text:span text:style-name="T9"> (</text:span><text:a xlink:type="simple" xlink:href="https://www.d20pfsrd.com/basics-ability-scores/ability-scores#TOC-Wisdom-Wis-" text:style-name="Internet_20_link" text:visited-style-name="Visited_20_Internet_20_Link"><text:span text:style-name="T14">Wis</text:span></text:a><text:span text:style-name="T9">), and </text:span><text:a xlink:type="simple" xlink:href="https://www.d20pfsrd.com/skills/spellcraft" text:style-name="Internet_20_link" text:visited-style-name="Visited_20_Internet_20_Link"><text:span text:style-name="T14">Spellcraft</text:span></text:a><text:span text:style-name="T9"> (</text:span><text:a xlink:type="simple" xlink:href="https://www.d20pfsrd.com/basics-ability-scores/ability-scores#TOC-Intelligence-Int-" text:style-name="Internet_20_link" text:visited-style-name="Visited_20_Internet_20_Link"><text:span text:style-name="T14">Int</text:span></text:a><text:span text:style-name="T9">).</text:span></text:p>
      <text:p text:style-name="P9"><text:bookmark text:name="TOC-Skill-Ranks-per-Level"/><text:span text:style-name="T8">Skill Ranks per Level</text:span><text:span text:style-name="T9">: 4 + </text:span><text:a xlink:type="simple" xlink:href="https://www.d20pfsrd.com/basics-ability-scores/ability-scores#TOC-Intelligence-Int-" text:style-name="Internet_20_link" text:visited-style-name="Visited_20_Internet_20_Link"><text:span text:style-name="T14">Int</text:span></text:a><text:span text:style-name="T9"> modifier.</text:span></text:p>
      <text:p text:style-name="P13"><text:span text:style-name="Strong_20_Emphasis"><text:span text:style-name="T33">Weapon and Armor Proficiency:</text:span></text:span><text:span text:style-name="Strong_20_Emphasis"><text:span text:style-name="T34"> A wizard only gains proficiency with the quarterstaff and gains no armor proficiency</text:span></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7">Level</text:p>
          </table:table-cell>
          <table:table-cell table:style-name="Table1.A1" office:value-type="string">
            <text:p text:style-name="P3">BAB</text:p>
          </table:table-cell>
          <table:table-cell table:style-name="Table1.A1" office:value-type="string">
            <text:p text:style-name="P7">Fort</text:p>
          </table:table-cell>
          <table:table-cell table:style-name="Table1.A1" office:value-type="string">
            <text:p text:style-name="P7">Ref</text:p>
          </table:table-cell>
          <table:table-cell table:style-name="Table1.A1" office:value-type="string">
            <text:p text:style-name="P7">Will</text:p>
          </table:table-cell>
          <table:table-cell table:style-name="Table1.A1" office:value-type="string">
            <text:p text:style-name="P7">Special</text:p>
          </table:table-cell>
        </table:table-row>
        <table:table-row>
          <table:table-cell table:style-name="Table1.A2" office:value-type="string">
            <text:p text:style-name="P6">1st</text:p>
          </table:table-cell>
          <table:table-cell table:style-name="Table1.B2" office:value-type="float" office:value="0">
            <text:p text:style-name="P6">0</text:p>
          </table:table-cell>
          <table:table-cell table:style-name="Table1.B2" office:value-type="float" office:value="2">
            <text:p text:style-name="P6">2</text:p>
          </table:table-cell>
          <table:table-cell table:style-name="Table1.A2" office:value-type="string">
            <text:p text:style-name="P6">+2</text:p>
          </table:table-cell>
          <table:table-cell table:style-name="Table1.A2" office:value-type="string">
            <text:p text:style-name="P6">+0</text:p>
          </table:table-cell>
          <table:table-cell table:style-name="Table1.A2" office:value-type="string">
            <text:p text:style-name="P6">Cantrips, Arcane Bond, Arcane School, Spellcasting</text:p>
          </table:table-cell>
        </table:table-row>
        <table:table-row>
          <table:table-cell table:style-name="Table1.A2" office:value-type="string">
            <text:p text:style-name="P6">2nd</text:p>
          </table:table-cell>
          <table:table-cell table:style-name="Table1.B2" office:value-type="float" office:value="1">
            <text:p text:style-name="P6">1</text:p>
          </table:table-cell>
          <table:table-cell table:style-name="Table1.B2" office:value-type="float" office:value="3">
            <text:p text:style-name="P6">3</text:p>
          </table:table-cell>
          <table:table-cell table:style-name="Table1.A2" office:value-type="string">
            <text:p text:style-name="P6">+3</text:p>
          </table:table-cell>
          <table:table-cell table:style-name="Table1.A2" office:value-type="string">
            <text:p text:style-name="P6">+0</text:p>
          </table:table-cell>
          <table:table-cell table:style-name="Table1.A2" office:value-type="string">
            <text:p text:style-name="P6"/>
          </table:table-cell>
        </table:table-row>
        <table:table-row>
          <table:table-cell table:style-name="Table1.A2" office:value-type="string">
            <text:p text:style-name="P6">3rd</text:p>
          </table:table-cell>
          <table:table-cell table:style-name="Table1.B2" office:value-type="float" office:value="1">
            <text:p text:style-name="P6">1</text:p>
          </table:table-cell>
          <table:table-cell table:style-name="Table1.B2" office:value-type="float" office:value="3">
            <text:p text:style-name="P6">3</text:p>
          </table:table-cell>
          <table:table-cell table:style-name="Table1.A2" office:value-type="string">
            <text:p text:style-name="P6">+3</text:p>
          </table:table-cell>
          <table:table-cell table:style-name="Table1.A2" office:value-type="string">
            <text:p text:style-name="P6">+1</text:p>
          </table:table-cell>
          <table:table-cell table:style-name="Table1.A2" office:value-type="string">
            <text:h text:style-name="P26" text:outline-level="4">Magic Specialization</text:h>
          </table:table-cell>
        </table:table-row>
        <table:table-row>
          <table:table-cell table:style-name="Table1.A2" office:value-type="string">
            <text:p text:style-name="P6">4th</text:p>
          </table:table-cell>
          <table:table-cell table:style-name="Table1.B2" office:value-type="float" office:value="2">
            <text:p text:style-name="P6">2</text:p>
          </table:table-cell>
          <table:table-cell table:style-name="Table1.B2" office:value-type="float" office:value="4">
            <text:p text:style-name="P6">4</text:p>
          </table:table-cell>
          <table:table-cell table:style-name="Table1.A2" office:value-type="string">
            <text:p text:style-name="P6">+4</text:p>
          </table:table-cell>
          <table:table-cell table:style-name="Table1.A2" office:value-type="string">
            <text:p text:style-name="P6">+1</text:p>
          </table:table-cell>
          <table:table-cell table:style-name="Table1.A2" office:value-type="string">
            <text:p text:style-name="P6"/>
          </table:table-cell>
        </table:table-row>
        <table:table-row>
          <table:table-cell table:style-name="Table1.A2" office:value-type="string">
            <text:p text:style-name="P6">5th</text:p>
          </table:table-cell>
          <table:table-cell table:style-name="Table1.B2" office:value-type="float" office:value="2">
            <text:p text:style-name="P6">2</text:p>
          </table:table-cell>
          <table:table-cell table:style-name="Table1.B2" office:value-type="float" office:value="4">
            <text:p text:style-name="P6">4</text:p>
          </table:table-cell>
          <table:table-cell table:style-name="Table1.A2" office:value-type="string">
            <text:p text:style-name="P6">+4</text:p>
          </table:table-cell>
          <table:table-cell table:style-name="Table1.A2" office:value-type="string">
            <text:p text:style-name="P6">+1</text:p>
          </table:table-cell>
          <table:table-cell table:style-name="Table1.A2" office:value-type="string">
            <text:p text:style-name="P6">Bonus Feats</text:p>
          </table:table-cell>
        </table:table-row>
        <table:table-row>
          <table:table-cell table:style-name="Table1.A2" office:value-type="string">
            <text:p text:style-name="P6">6th</text:p>
          </table:table-cell>
          <table:table-cell table:style-name="Table1.B2" office:value-type="float" office:value="3">
            <text:p text:style-name="P6">3</text:p>
          </table:table-cell>
          <table:table-cell table:style-name="Table1.B2" office:value-type="float" office:value="5">
            <text:p text:style-name="P6">5</text:p>
          </table:table-cell>
          <table:table-cell table:style-name="Table1.A2" office:value-type="string">
            <text:p text:style-name="P6">+5</text:p>
          </table:table-cell>
          <table:table-cell table:style-name="Table1.A2" office:value-type="string">
            <text:p text:style-name="P6">+2</text:p>
          </table:table-cell>
          <table:table-cell table:style-name="Table1.A2" office:value-type="string">
            <text:p text:style-name="P6"/>
          </table:table-cell>
        </table:table-row>
        <table:table-row>
          <table:table-cell table:style-name="Table1.A2" office:value-type="string">
            <text:p text:style-name="P6">7th</text:p>
          </table:table-cell>
          <table:table-cell table:style-name="Table1.B2" office:value-type="float" office:value="3">
            <text:p text:style-name="P6">3</text:p>
          </table:table-cell>
          <table:table-cell table:style-name="Table1.B2" office:value-type="float" office:value="5">
            <text:p text:style-name="P6">5</text:p>
          </table:table-cell>
          <table:table-cell table:style-name="Table1.A2" office:value-type="string">
            <text:p text:style-name="P6">+5</text:p>
          </table:table-cell>
          <table:table-cell table:style-name="Table1.A2" office:value-type="string">
            <text:p text:style-name="P6">+2</text:p>
          </table:table-cell>
          <table:table-cell table:style-name="Table1.A2" office:value-type="string">
            <text:p text:style-name="P6"/>
          </table:table-cell>
        </table:table-row>
        <table:table-row>
          <table:table-cell table:style-name="Table1.A2" office:value-type="string">
            <text:p text:style-name="P6">8th</text:p>
          </table:table-cell>
          <table:table-cell table:style-name="Table1.B2" office:value-type="float" office:value="4">
            <text:p text:style-name="P6">4</text:p>
          </table:table-cell>
          <table:table-cell table:style-name="Table1.B2" office:value-type="float" office:value="6">
            <text:p text:style-name="P6">6</text:p>
          </table:table-cell>
          <table:table-cell table:style-name="Table1.A2" office:value-type="string">
            <text:p text:style-name="P6">+6</text:p>
          </table:table-cell>
          <table:table-cell table:style-name="Table1.A2" office:value-type="string">
            <text:p text:style-name="P6">+2</text:p>
          </table:table-cell>
          <table:table-cell table:style-name="Table1.A2" office:value-type="string">
            <text:p text:style-name="P6"/>
          </table:table-cell>
        </table:table-row>
        <table:table-row>
          <table:table-cell table:style-name="Table1.A2" office:value-type="string">
            <text:p text:style-name="P6">9th</text:p>
          </table:table-cell>
          <table:table-cell table:style-name="Table1.B2" office:value-type="float" office:value="4">
            <text:p text:style-name="P6">4</text:p>
          </table:table-cell>
          <table:table-cell table:style-name="Table1.B2" office:value-type="float" office:value="6">
            <text:p text:style-name="P6">6</text:p>
          </table:table-cell>
          <table:table-cell table:style-name="Table1.A2" office:value-type="string">
            <text:p text:style-name="P6">+6</text:p>
          </table:table-cell>
          <table:table-cell table:style-name="Table1.A2" office:value-type="string">
            <text:p text:style-name="P6">+3</text:p>
          </table:table-cell>
          <table:table-cell table:style-name="Table1.A2" office:value-type="string">
            <text:p text:style-name="P6"/>
          </table:table-cell>
        </table:table-row>
        <table:table-row>
          <table:table-cell table:style-name="Table1.A2" office:value-type="string">
            <text:p text:style-name="P6">10th</text:p>
          </table:table-cell>
          <table:table-cell table:style-name="Table1.B2" office:value-type="float" office:value="5">
            <text:p text:style-name="P6">5</text:p>
          </table:table-cell>
          <table:table-cell table:style-name="Table1.B2" office:value-type="float" office:value="7">
            <text:p text:style-name="P6">7</text:p>
          </table:table-cell>
          <table:table-cell table:style-name="Table1.A2" office:value-type="string">
            <text:p text:style-name="P6">+7</text:p>
          </table:table-cell>
          <table:table-cell table:style-name="Table1.A2" office:value-type="string">
            <text:p text:style-name="P6">+3</text:p>
          </table:table-cell>
          <table:table-cell table:style-name="Table1.A2" office:value-type="string">
            <text:h text:style-name="P26" text:outline-level="4">Improved magical implements</text:h>
          </table:table-cell>
        </table:table-row>
      </table:table>
      <text:p text:style-name="P20"/>
      <text:p text:style-name="Standard"><text:span text:style-name="T37">Spell casting</text:span><text:span text:style-name="T39">: </text:span><text:span text:style-name="T10">A wizard casts arcane spells drawn from the </text:span><text:a xlink:type="simple" xlink:href="https://www.d20pfsrd.com/magic/spell-lists-and-domains/spell-lists-sorcerer-and-wizard" text:style-name="Internet_20_link" text:visited-style-name="Visited_20_Internet_20_Link"><text:span text:style-name="T15">sorcerer/wizard spell list</text:span></text:a><text:span text:style-name="T10">. A wizard must choose and prepare his spells ahead of time.</text:span></text:p>
      <text:p text:style-name="P8"><text:span text:style-name="T10">To learn, prepare, or cast a spell, the wizard must have an </text:span><text:a xlink:type="simple" xlink:href="https://www.d20pfsrd.com/basics-ability-scores/ability-scores#TOC-Intelligence-Int-" text:style-name="Internet_20_link" text:visited-style-name="Visited_20_Internet_20_Link"><text:span text:style-name="T41">Intelligence</text:span></text:a><text:span text:style-name="T15"> </text:span><text:span text:style-name="T10">score equal to at least 10 + the spell level. The Difficulty Class for a </text:span><text:a xlink:type="simple" xlink:href="https://www.d20pfsrd.com/gamemastering/combat#TOC-Saving-Throws" text:style-name="Internet_20_link" text:visited-style-name="Visited_20_Internet_20_Link"><text:span text:style-name="T41">saving throw</text:span></text:a><text:span text:style-name="T15"> </text:span><text:span text:style-name="T10">against a wizard’s spell is 10 + the spell level + the wizard’s </text:span><text:a xlink:type="simple" xlink:href="https://www.d20pfsrd.com/basics-ability-scores/ability-scores#TOC-Intelligence-Int-" text:style-name="Internet_20_link" text:visited-style-name="Visited_20_Internet_20_Link"><text:span text:style-name="T41">Intelligence</text:span></text:a><text:span text:style-name="T15"> </text:span><text:span text:style-name="T10">modifier.</text:span></text:p>
      <text:p text:style-name="P8"><text:span text:style-name="T10">A wizard can cast only a certain number of spells of each spell level per day. His base daily spell allotment is given on Table: Wizard. In addition, he receives bonus spells per day if he has a high </text:span><text:a xlink:type="simple" xlink:href="https://www.d20pfsrd.com/basics-ability-scores/ability-scores#TOC-Intelligence-Int-" text:style-name="Internet_20_link" text:visited-style-name="Visited_20_Internet_20_Link"><text:span text:style-name="T41">Intelligence</text:span></text:a><text:span text:style-name="T15"> </text:span><text:span text:style-name="T10">score (see </text:span><text:a xlink:type="simple" xlink:href="https://www.d20pfsrd.com/basics-ability-scores/ability-scores#TOC-Abilities-and-Spellcasters" text:style-name="Internet_20_link" text:visited-style-name="Visited_20_Internet_20_Link"><text:span text:style-name="T15">Table: Ability Modifiers and Bonus Spells</text:span></text:a><text:span text:style-name="T10">).</text:span></text:p>
      <text:p text:style-name="P18">A wizard may know any number of spells. He must choose and prepare his spells ahead of time by getting 8 hours of sleep and spending 1 hour studying his spellbook. While studying, the wizard decides which spells to prepare.</text:p>
      <text:p text:style-name="P8"><text:span text:style-name="T10">Starting Spells (See Spellbooks below): A wizard begins play with a spellbook containing all 0-level wizard spells (except those from his opposed schools, if any; see Arcane Schools) plus three 1st-level spells of his choice. The wizard also selects a number of additional 1st-level spells equal to his </text:span><text:a xlink:type="simple" xlink:href="https://www.d20pfsrd.com/basics-ability-scores/ability-scores#TOC-Intelligence-Int-" text:style-name="Internet_20_link" text:visited-style-name="Visited_20_Internet_20_Link">Intelligence</text:a><text:span text:style-name="T15"> </text:span><text:span text:style-name="T10">modifier to add to the spellbook. At each new wizard level, he gains two new spells of any spell level or levels that he can cast (based on his new wizard level) for his spellbook. At any time, a wizard can also add spells found in other wizards’ spellbooks to his own (see </text:span><text:a xlink:type="simple" xlink:href="https://www.d20pfsrd.com/magic" text:style-name="Internet_20_link" text:visited-style-name="Visited_20_Internet_20_Link"><text:span text:style-name="T15">Magic</text:span></text:a><text:span text:style-name="T10">).</text:span></text:p>
      <text:p text:style-name="P18"><text:soft-page-break/>Spells Gained at a New Level: Wizards perform a certain amount of spell research between adventures. Each time a character attains a new wizard level, he gains two spells of his choice to add to his spellbook. The two free spells must be of spell levels he can cast.</text:p>
      <text:p text:style-name="P18"/>
      <text:p text:style-name="Standard"><text:span text:style-name="T7">Arcane Bond: </text:span><text:span text:style-name="T7"><text:s/></text:span><text:span text:style-name="T10">At 1st level, wizards form a powerful bond with an object or a creature. This bond can take one of two forms: a </text:span><text:a xlink:type="simple" xlink:href="https://www.d20pfsrd.com/classes/core-classes/wizard/familiar" text:style-name="Internet_20_link" text:visited-style-name="Visited_20_Internet_20_Link"><text:span text:style-name="T21">familiar</text:span></text:a><text:span text:style-name="T10"> or a </text:span><text:span text:style-name="T26">bonded object</text:span><text:span text:style-name="T10">. A </text:span><text:a xlink:type="simple" xlink:href="https://www.d20pfsrd.com/classes/core-classes/wizard/familiar" text:style-name="Internet_20_link" text:visited-style-name="Visited_20_Internet_20_Link"><text:span text:style-name="T21">familiar</text:span></text:a><text:span text:style-name="T10"> is a magical pet that enhances the wizard’s skills and senses and can aid him in magic, while a </text:span><text:span text:style-name="T26">bonded object</text:span><text:span text:style-name="T10"> is an item a wizard can use to cast additional spells or to serve as a magical item. Once a wizard makes this choice, it is permanent and cannot be changed.</text:span></text:p>
      <text:p text:style-name="P8"><text:span text:style-name="T9">Rules for bonded items are given below, while rules for </text:span><text:a xlink:type="simple" xlink:href="https://www.d20pfsrd.com/classes/core-classes/wizard/familiar" text:style-name="Internet_20_link" text:visited-style-name="Visited_20_Internet_20_Link"><text:span text:style-name="T14">familiars</text:span></text:a><text:span text:style-name="T9"> are located here: </text:span><text:a xlink:type="simple" xlink:href="https://www.d20pfsrd.com/classes/core-classes/wizard/familiar" text:style-name="Internet_20_link" text:visited-style-name="Visited_20_Internet_20_Link"><text:span text:style-name="T20">Familiars</text:span></text:a><text:span text:style-name="T9">.</text:span></text:p>
      <text:p text:style-name="P8"><text:span text:style-name="T9">Wizards who select a bonded object begin play with one at no cost. Objects that are the subject of an arcane bond must fall into one of the following categories: amulet, ring, staff, wand, or weapon. These objects are always masterwork quality. Weapons acquired at 1st level are not made of any special material. If the object is an amulet or ring, it must be worn to have effect, while staves, wands, and weapons must be held in one hand. If a wizard attempts to cast a spell without his bonded object worn or in hand, he must make a </text:span><text:a xlink:type="simple" xlink:href="https://www.d20pfsrd.com/magic#TOC-Concentration" text:style-name="Internet_20_link" text:visited-style-name="Visited_20_Internet_20_Link"><text:span text:style-name="T14">concentration</text:span></text:a><text:span text:style-name="T9"> check or lose the spell. The DC for this check is equal to 20 + the spell’s level. If the object is a ring or amulet, it occupies the ring or neck slot accordingly.</text:span></text:p>
      <text:p text:style-name="P8"><text:span text:style-name="T9">A bonded object can be used once per day to cast any one spell that the wizard has in his spellbook and is capable of casting, even if the spell is not prepared. This spell is treated like any other spell cast by the wizard, including casting time, duration, and other effects dependent on the wizard’s level. This spell cannot be modified by </text:span><text:a xlink:type="simple" xlink:href="https://www.d20pfsrd.com/feats/metamagic-feats" text:style-name="Internet_20_link" text:visited-style-name="Visited_20_Internet_20_Link"><text:span text:style-name="T14">metamagic feats</text:span></text:a><text:span text:style-name="T9"> or other abilities. The bonded object cannot be used to cast spells from the wizard’s opposition schools (see </text:span><text:a xlink:type="simple" xlink:href="https://www.d20pfsrd.com/classes/core-classes/wizard#TOC-Arcane-School" text:style-name="Internet_20_link" text:visited-style-name="Visited_20_Internet_20_Link"><text:span text:style-name="T16">arcane school</text:span></text:a><text:span text:style-name="T9"> below).</text:span></text:p>
      <text:p text:style-name="P8"><text:span text:style-name="T9">A wizard can add additional magic abilities to his bonded object as if he has the required </text:span><text:a xlink:type="simple" xlink:href="https://www.d20pfsrd.com/feats/item-creation-feats" text:style-name="Internet_20_link" text:visited-style-name="Visited_20_Internet_20_Link"><text:span text:style-name="T14">Item Creation Feats</text:span></text:a><text:span text:style-name="T9"> and if he meets the level prerequisites of the feat. For example, a wizard with a bonded dagger must be at least 5th level to add magic abilities to the dagger (see </text:span><text:a xlink:type="simple" xlink:href="https://www.d20pfsrd.com/feats/item-creation-feats/craft-magic-arms-and-armor-item-creation" text:style-name="Internet_20_link" text:visited-style-name="Visited_20_Internet_20_Link"><text:span text:style-name="T14">Craft Magic Arms and Armor</text:span></text:a><text:span text:style-name="T9"> feat). If the bonded object is a wand, it loses its wand abilities when its last charge is consumed, but it is not destroyed and it retains all of its bonded object properties and can be used to craft a new wand. The magic properties of a bonded object, including any magic abilities added to the object, only function for the wizard who owns it. If a bonded object’s owner dies, or the item is replaced, the object reverts to being an ordinary masterwork item of the appropriate type.</text:span></text:p>
      <text:p text:style-name="P16">If a bonded object is damaged, it is restored to full hit points the next time the wizard prepares his spells. If the object of an arcane bond is lost or destroyed, it can be replaced after 1 week in a special ritual that costs 200 gp per wizard level plus the cost of the masterwork item. This ritual takes 8 hours to complete. Items replaced in this way do not possess any of the additional enchantments of the previous bonded item. A wizard can designate an existing magic item as his bonded item. This functions in the same way as replacing a lost or destroyed item except that the new magic item retains its abilities while gaining the benefits and drawbacks of becoming a bonded item.</text:p>
      <text:p text:style-name="P24"/>
      <text:p text:style-name="P24"/>
      <text:p text:style-name="P5"><text:span text:style-name="T7">Arcane School: </text:span><text:span text:style-name="T9">A wizard can choose to specialize in one school of magic, gaining additional spells and powers based on that school. This choice must be made at 1st level, and once made, it cannot be changed. A wizard that does not select a school receives the </text:span><text:a xlink:type="simple" xlink:href="https://www.d20pfsrd.com/classes/core-classes/wizard/arcane-schools/paizo-arcane-schools/classic-arcane-schools/universalist" text:style-name="Internet_20_link" text:visited-style-name="Visited_20_Internet_20_Link"><text:span text:style-name="T41">universalist</text:span></text:a><text:span text:style-name="T13"> </text:span><text:span text:style-name="T9">school instead.</text:span><text:span text:style-name="T38"> </text:span></text:p>
      <text:p text:style-name="P4">A wizard that chooses to specialize in one school of magic must select two other schools as his opposition schools, representing knowledge sacrificed in one area of arcane lore to gain mastery in another.</text:p>
      <text:p text:style-name="P4">At first level, a wizard receives a +1 bonus to the saving throw of their specialized school, and a -1 to their opposition schools. <text:s/>This bonus/penalty increases by 1 at level 6 and every 5 levels thereafter.</text:p>
      <text:p text:style-name="P4">In addition, specialist wizards receive an additional spell slot of each spell level he can cast, from 1st on up. Each day, a wizard can prepare a spell from his specialty school in that slot. This spell must be in the wizard’s spellbook. A wizard can select a spell modified by a metamagic feat to prepare in his school slot, but it uses up a higher-level spell slot.</text:p>
      <text:p text:style-name="P4">Universalists receive the extra spell slot, which they can use to prepare any spell they know, but do not gain a bonus or penalty to any saving throw.</text:p>
      <text:p text:style-name="P4"/>
      <text:p text:style-name="P4"/>
      <text:p text:style-name="P1"><text:span text:style-name="Strong_20_Emphasis"><text:span text:style-name="T7">Magic Specialization</text:span></text:span><text:span text:style-name="Strong_20_Emphasis"><text:span text:style-name="T9">: A</text:span></text:span><text:span text:style-name="T9">t 3</text:span><text:span text:style-name="T29">rd</text:span><text:span text:style-name="T9"> level a wizard specializes in drawing power from one of the three most powerful sources of arcane magic. <text:s/>The natural magic of the Fey, the dark forces within the Shadows, and the unstoppable power of Time.<text:line-break/><text:line-break/></text:span><text:span text:style-name="T24">Fey : </text:span><text:span text:style-name="T9">A wizard who focuses on drawing magic from the natural power of the fey must prepare their spells outdoors to gain the benefits of an additional connection to fey magic. <text:s text:c="3"/></text:span></text:p>
      <text:p text:style-name="P2"><text:soft-page-break/><text:span text:style-name="T9"><text:tab/>A </text:span><text:span text:style-name="T17">fey wizard is able to conjure </text:span><text:a xlink:type="simple" xlink:href="https://www.d20pfsrd.com/bestiary/rules-for-monsters/creature-types#TOC-Fey" text:style-name="Internet_20_link" text:visited-style-name="Visited_20_Internet_20_Link"><text:span text:style-name="T41">fey</text:span></text:a><text:span text:style-name="T18"> </text:span><text:span text:style-name="T17">creatures and is treated as having </text:span><text:a xlink:type="simple" xlink:href="https://www.d20pfsrd.com/feats/general-feats/augment-summoning" text:style-name="Internet_20_link" text:visited-style-name="Visited_20_Internet_20_Link"><text:span text:style-name="T36">Augment Summoning</text:span></text:a><text:span text:style-name="T18"> </text:span><text:span text:style-name="T17">as a bonus feat when <text:tab/>summoning creatures with the fey sub-type. He adds the following creatures to the </text:span><text:a xlink:type="simple" xlink:href="https://www.d20pfsrd.com/magic/all-spells/s/summon-monster" text:style-name="Internet_20_link" text:visited-style-name="Visited_20_Internet_20_Link"><text:span text:style-name="T41">summon monster</text:span></text:a><text:span text:style-name="T25"> </text:span><text:span text:style-name="T17">list of the <text:tab/>same level, allowing him to summon them with the appropriate</text:span></text:p>
      <text:p text:style-name="P1"><text:span text:style-name="T25"><text:tab/></text:span><text:a xlink:type="simple" xlink:href="https://www.d20pfsrd.com/magic/all-spells/s/summon-monster" text:style-name="Internet_20_link" text:visited-style-name="Visited_20_Internet_20_Link"><text:span text:style-name="T41">summon monster</text:span></text:a><text:span text:style-name="T17"> spell:</text:span></text:p>
      <text:p text:style-name="P8"><text:span text:style-name="T19"><text:tab/>1st</text:span><text:span text:style-name="T17">—grimple (</text:span><text:a xlink:type="simple" xlink:href="https://www.d20pfsrd.com/bestiary/monster-listings/fey/gremlins" text:style-name="Internet_20_link" text:visited-style-name="Visited_20_Internet_20_Link"><text:span text:style-name="T18">gremlin</text:span></text:a><text:span text:style-name="T17">), </text:span><text:a xlink:type="simple" xlink:href="https://www.d20pfsrd.com/bestiary/monster-listings/fey/mite" text:style-name="Internet_20_link" text:visited-style-name="Visited_20_Internet_20_Link"><text:span text:style-name="T18">mite</text:span></text:a><text:span text:style-name="T17">, sprite; </text:span><text:span text:style-name="T19">2nd</text:span><text:span text:style-name="T17">—</text:span><text:a xlink:type="simple" xlink:href="https://www.d20pfsrd.com/bestiary/monster-listings/fey/atomie" text:style-name="Internet_20_link" text:visited-style-name="Visited_20_Internet_20_Link"><text:span text:style-name="T18">atomie</text:span></text:a><text:span text:style-name="T17">, fuath (</text:span><text:a xlink:type="simple" xlink:href="https://www.d20pfsrd.com/bestiary/monster-listings/fey/gremlins" text:style-name="Internet_20_link" text:visited-style-name="Visited_20_Internet_20_Link"><text:span text:style-name="T18">gremlin</text:span></text:a><text:span text:style-name="T17">), </text:span><text:a xlink:type="simple" xlink:href="https://www.d20pfsrd.com/bestiary/monster-listings/fey/nixie" text:style-name="Internet_20_link" text:visited-style-name="Visited_20_Internet_20_Link"><text:span text:style-name="T18">nixie</text:span></text:a><text:span text:style-name="T17">; </text:span><text:span text:style-name="T19">3rd</text:span><text:span text:style-name="T17">— </text:span><text:a xlink:type="simple" xlink:href="https://www.d20pfsrd.com/bestiary/monster-listings/fey/leprechaun" text:style-name="Internet_20_link" text:visited-style-name="Visited_20_Internet_20_Link"><text:span text:style-name="T18">leprechaun</text:span></text:a><text:span text:style-name="T17">, </text:span><text:a xlink:type="simple" xlink:href="https://www.d20pfsrd.com/bestiary/monster-listings/fey/gremlins/gremlin-nuglub" text:style-name="Internet_20_link" text:visited-style-name="Visited_20_Internet_20_Link"><text:span text:style-name="T18">nuglub</text:span></text:a><text:span text:style-name="T17"> (</text:span><text:a xlink:type="simple" xlink:href="https://www.d20pfsrd.com/bestiary/monster-listings/fey/gremlins" text:style-name="Internet_20_link" text:visited-style-name="Visited_20_Internet_20_Link"><text:span text:style-name="T18">gremlin</text:span></text:a><text:span text:style-name="T17">), <text:tab/>pooka;</text:span><text:span text:style-name="T19">4th</text:span><text:span text:style-name="T17">—</text:span><text:a xlink:type="simple" xlink:href="https://www.d20pfsrd.com/bestiary/monster-listings/fey/kelpie" text:style-name="Internet_20_link" text:visited-style-name="Visited_20_Internet_20_Link"><text:span text:style-name="T18">kelpie</text:span></text:a><text:span text:style-name="T17">,</text:span><text:a xlink:type="simple" xlink:href="https://www.d20pfsrd.com/bestiary/monster-listings/fey/korred" text:style-name="Internet_20_link" text:visited-style-name="Visited_20_Internet_20_Link"><text:span text:style-name="T18">korred</text:span></text:a><text:span text:style-name="T17">, </text:span><text:a xlink:type="simple" xlink:href="https://www.d20pfsrd.com/bestiary/monster-listings/fey/twigjack" text:style-name="Internet_20_link" text:visited-style-name="Visited_20_Internet_20_Link"><text:span text:style-name="T18">twigjack</text:span></text:a><text:span text:style-name="T17">; </text:span><text:span text:style-name="T19">5th</text:span><text:span text:style-name="T17">—lampad, </text:span><text:a xlink:type="simple" xlink:href="https://www.d20pfsrd.com/bestiary/monster-listings/fey/lurker-in-light" text:style-name="Internet_20_link" text:visited-style-name="Visited_20_Internet_20_Link"><text:span text:style-name="T18">lurker in light</text:span></text:a><text:span text:style-name="T17">, swan maiden; </text:span><text:span text:style-name="T19">6th</text:span><text:span text:style-name="T17">—cold rider, oceanid, <text:tab/>sangoi;</text:span><text:span text:style-name="T19">7th</text:span><text:span text:style-name="T17">—alp, bogeyman, ijiraq; </text:span><text:span text:style-name="T19">8th</text:span><text:span text:style-name="T17">—banelight, fastachee, rusalka; </text:span><text:span text:style-name="T19">9th</text:span><text:span text:style-name="T17">—</text:span><text:a xlink:type="simple" xlink:href="https://www.d20pfsrd.com/bestiary/monster-listings/fey/ankou" text:style-name="Internet_20_link" text:visited-style-name="Visited_20_Internet_20_Link"><text:span text:style-name="T18">ankou</text:span></text:a><text:span text:style-name="T17">, kamaitachi, wild hunt archer.</text:span></text:p>
      <text:p text:style-name="P8"><text:span text:style-name="T17"><text:tab/>At 10th level, a fey wizar</text:span><text:span text:style-name="T9">d can reshape the nearby area at his </text:span><text:span text:style-name="T17">whim, as he pulls in aspects of the mutable and <text:tab/>primal fey. To use this ability, he must expend a spell slot of 5th level or higher as a </text:span><text:a xlink:type="simple" xlink:href="https://www.d20pfsrd.com/gamemastering/combat#TOC-Standard-Actions" text:style-name="Internet_20_link" text:visited-style-name="Visited_20_Internet_20_Link"><text:span text:style-name="T36">standard action</text:span></text:a><text:span text:style-name="T18"> and can choose <text:tab/>to</text:span><text:span text:style-name="T17"> apply</text:span><text:span text:style-name="T9"> one of the following planar traits to the area in a 60-foot radius for 2d4 minutes: normal gravity, heavy <text:tab/>gravity, light gravity, mildly aligned (chaos, </text:span><text:a xlink:type="simple" xlink:href="https://www.d20pfsrd.com/bestiary/rules-for-monsters/creature-types#TOC-Evil" text:style-name="Internet_20_link" text:visited-style-name="Visited_20_Internet_20_Link"><text:span text:style-name="T14">evil</text:span></text:a><text:span text:style-name="T9">, good, or law), enhanced magic, or impeded magic.</text:span></text:p>
      <text:p text:style-name="P16"><text:tab/>Every 5 levels thereafter, apply an additional planar trait from the previous list, or any one of the following traits: <text:tab/>no gravity, subjective directional gravity, erratic time, fire-dominant, water-dominant, negative-dominant, positive-<text:tab/>dominant, or wild magic.</text:p>
      <text:p text:style-name="P16"/>
      <text:p text:style-name="P14"><text:span text:style-name="T1">Shadow: </text:span><text:span text:style-name="T2"><text:s/></text:span><text:span text:style-name="T4">A wizard who focuses on drawing magic from the shadows of the lower pantheon must spend their entire period of spell preparation in dim illumination, or looses all abilities tied to shadow wizardry. </text:span></text:p>
      <text:p text:style-name="P15"><text:span text:style-name="T4"><text:tab/>At 3</text:span><text:span text:style-name="T32">rd</text:span><text:span text:style-name="T4"> level, h</text:span><text:span text:style-name="T3">e may prepare a number of additional spell levels of spells equal to the level of the highest-level <text:tab/>wizard spell he can cast. For example, if he can cast 6th-level wizard spells, he could prepare six 1st-level spells, <text:tab/>two 3rd level-spells, or any similar combination that adds up to a total of six spell levels. These spells are stored in <text:tab/>his shadow. A wizard can only cast these extra spells in dim light or less. </text:span></text:p>
      <text:p text:style-name="P16"><text:tab/>This value increases by +1 every 3 levels thereafter, such that at level 7, a wizard will be able to prep 5 additional <text:tab/>spell levels (4 for highest level spell, +1)</text:p>
      <text:p text:style-name="P15"><text:span text:style-name="T3"><text:tab/>At 3</text:span><text:span text:style-name="T31">rd</text:span><text:span text:style-name="T3"> level, a wizard gains Shadowtongue as a bonus language.</text:span><text:span text:style-name="T2"> </text:span></text:p>
      <text:p text:style-name="P10"><text:span text:style-name="T9"><text:tab/>At 10th level, when a shadowcaster casts </text:span><text:a xlink:type="simple" xlink:href="https://www.d20pfsrd.com/magic/all-spells/s/shades" text:style-name="Internet_20_link" text:visited-style-name="Visited_20_Internet_20_Link"><text:span text:style-name="T22">shades</text:span></text:a><text:span text:style-name="T9">, </text:span><text:a xlink:type="simple" xlink:href="https://www.d20pfsrd.com/magic/all-spells/s/shadow-conjuration" text:style-name="Internet_20_link" text:visited-style-name="Visited_20_Internet_20_Link"><text:span text:style-name="T22">shadow conjuration</text:span></text:a><text:span text:style-name="T9">, </text:span><text:a xlink:type="simple" xlink:href="https://www.d20pfsrd.com/magic/all-spells/s/shadow-evocation" text:style-name="Internet_20_link" text:visited-style-name="Visited_20_Internet_20_Link"><text:span text:style-name="T22">shadow evocation</text:span></text:a><text:span text:style-name="T9">, and similar shadow <text:tab/></text:span><text:a xlink:type="simple" xlink:href="https://www.d20pfsrd.com/magic#TOC-Illusion" text:style-name="Internet_20_link" text:visited-style-name="Visited_20_Internet_20_Link"><text:span text:style-name="T13">illusion</text:span></text:a><text:span text:style-name="T11"> </text:span><text:span text:style-name="T9">spells that have a listed fraction of the strength of real effects, he increases that percentage by one-fifth <text:tab/>(+20%), up to a maximum of 100% of the strength. For example, </text:span><text:a xlink:type="simple" xlink:href="https://www.d20pfsrd.com/magic/all-spells/s/shadow-evocation" text:style-name="Internet_20_link" text:visited-style-name="Visited_20_Internet_20_Link"><text:span text:style-name="T22">shadow evocation</text:span></text:a><text:span text:style-name="T11"> </text:span><text:span text:style-name="T9">and </text:span><text:a xlink:type="simple" xlink:href="https://www.d20pfsrd.com/magic/all-spells/s/shadow-conjuration" text:style-name="Internet_20_link" text:visited-style-name="Visited_20_Internet_20_Link"><text:span text:style-name="T22">s</text:span></text:a><text:a xlink:type="simple" xlink:href="https://www.d20pfsrd.com/magic/all-spells/s/shadow-conjuration" text:style-name="Internet_20_link" text:visited-style-name="Visited_20_Internet_20_Link"><text:span text:style-name="T23">hadow conjuration</text:span></text:a><text:span text:style-name="T10"> deal <text:tab/>40% normal damage on a successful save instead of 20%. <text:s text:c="2"/>This does not effect spells like Shadowform where a <text:tab/>small percentage is beneficial.</text:span></text:p>
      <text:p text:style-name="P18"><text:tab/>This bonus increases by an additional 5% every 5 levels thereafter. </text:p>
      <text:p text:style-name="P18"/>
      <text:p text:style-name="P14"><text:span text:style-name="T1">Time: <text:s/></text:span><text:span text:style-name="T4">A wizard who draws power from the eternal clock of the universe must prep their spells during the same time window each day, and any spell not prepared then is considered wasted. This period of time is no longer than one hour. <text:s/>Each day, after this window ends, a Time wizard gains a temporal energy pool equal to their intelligence modifier +half their wizard level.</text:span></text:p>
      <text:p text:style-name="P11"><text:span text:style-name="T10"><text:tab/></text:span><text:span text:style-name="T12">Forewarned</text:span><text:span text:style-name="T10">: The Time wizard <text:s/>can expend 1 point from his temporal pool when he rolls </text:span><text:a xlink:type="simple" xlink:href="https://www.d20pfsrd.com/gamemastering/combat#TOC-Initiative" text:style-name="Internet_20_link" text:visited-style-name="Visited_20_Internet_20_Link"><text:span text:style-name="T15">initiative</text:span></text:a><text:span text:style-name="T10"> to allow <text:tab/>himself or an ally within 30 feet to roll 1d4 and add it to that character’s </text:span><text:a xlink:type="simple" xlink:href="https://www.d20pfsrd.com/gamemastering/combat#TOC-Initiative" text:style-name="Internet_20_link" text:visited-style-name="Visited_20_Internet_20_Link"><text:span text:style-name="T15">initiative</text:span></text:a><text:span text:style-name="T10"> result. At 5th level, the <text:tab/>Time <text:tab/>wizard <text:s/>can expend 2 points from his temporal pool as an </text:span><text:a xlink:type="simple" xlink:href="https://www.d20pfsrd.com/gamemastering/combat#TOC-Immediate-Actions" text:style-name="Internet_20_link" text:visited-style-name="Visited_20_Internet_20_Link"><text:span text:style-name="T15">immediate action</text:span></text:a><text:span text:style-name="T10"> to apply this benefit to a saving <text:tab/>throw he has just rolled (but before the result is revealed). At 10th level, the die size increases to 1d6.</text:span></text:p>
      <text:p text:style-name="P19"><text:span text:style-name="T8"><text:tab/>Rewind</text:span><text:span text:style-name="T9">: As an </text:span><text:a xlink:type="simple" xlink:href="https://www.d20pfsrd.com/gamemastering/combat#TOC-Immediate-Actions" text:style-name="Internet_20_link" text:visited-style-name="Visited_20_Internet_20_Link"><text:span text:style-name="T14">immediate action</text:span></text:a><text:span text:style-name="T9"> after losing a spell due to a failed </text:span><text:a xlink:type="simple" xlink:href="https://www.d20pfsrd.com/magic#TOC-Concentration" text:style-name="Internet_20_link" text:visited-style-name="Visited_20_Internet_20_Link"><text:span text:style-name="T14">concentration</text:span></text:a><text:span text:style-name="T9"> check or after casting a spell that <text:tab/>had no effect (such as due to successful saving throws, a failed </text:span><text:a xlink:type="simple" xlink:href="https://www.d20pfsrd.com/magic#TOC-Caster-Level" text:style-name="Internet_20_link" text:visited-style-name="Visited_20_Internet_20_Link"><text:span text:style-name="T14">caster level</text:span></text:a><text:span text:style-name="T9"> check to overcome </text:span><text:a xlink:type="simple" xlink:href="https://www.d20pfsrd.com/gamemastering/special-abilities#TOC-Spell-Resistance" text:style-name="Internet_20_link" text:visited-style-name="Visited_20_Internet_20_Link"><text:span text:style-name="T14">spell resistance</text:span></text:a><text:span text:style-name="T9">, or <text:tab/>other immunities), the Time wizard <text:s/>can expend a number of points from his temporal pool equal to half the <text:tab/>spell’s level (minimum 1) to immediately prepare the spell again, as if it had not been cast. Any material <text:tab/></text:span><text:a xlink:type="simple" xlink:href="https://www.d20pfsrd.com/magic#TOC-Components" text:style-name="Internet_20_link" text:visited-style-name="Visited_20_Internet_20_Link"><text:span text:style-name="T14">components</text:span></text:a><text:span text:style-name="T9"> expended in the original casting remain expended, as are actions used to cast the original spell.</text:span></text:p>
      <text:p text:style-name="P19"><text:span text:style-name="T8"><text:tab/>Accelerate</text:span><text:span text:style-name="T9">: At 10th level when casting a spell, the Time wizard <text:s/>can expend 2 points from his temporal pool to <text:tab/>apply the effects of </text:span><text:a xlink:type="simple" xlink:href="https://www.d20pfsrd.com/magic/all-spells/h/haste" text:style-name="Internet_20_link" text:visited-style-name="Visited_20_Internet_20_Link"><text:span text:style-name="T20">haste</text:span></text:a><text:span text:style-name="T9"> to one creature affected by the spell until the end of the Time wizard ’s next turn.</text:span></text:p>
      <text:p text:style-name="P19"><text:span text:style-name="T8"><text:tab/>Complex Contingency</text:span><text:span text:style-name="T9">: At 15th level, the Time wizard <text:s/>can specify two trigger conditions when casting <text:tab/></text:span><text:a xlink:type="simple" xlink:href="https://www.d20pfsrd.com/magic/all-spells/c/contingency" text:style-name="Internet_20_link" text:visited-style-name="Visited_20_Internet_20_Link"><text:span text:style-name="T20">contingency</text:span></text:a><text:span text:style-name="T9">. In addition, when the Time wizard ’s </text:span><text:a xlink:type="simple" xlink:href="https://www.d20pfsrd.com/magic/all-spells/c/contingency" text:style-name="Internet_20_link" text:visited-style-name="Visited_20_Internet_20_Link"><text:span text:style-name="T20">contingency</text:span></text:a><text:span text:style-name="T9"> would trigger, the Time wizard <text:s/>can expend 1 </text:span><text:soft-page-break/><text:span text:style-name="T9"><text:tab/>point from his temporal pool as an </text:span><text:a xlink:type="simple" xlink:href="https://www.d20pfsrd.com/gamemastering/combat#TOC-Immediate-Actions" text:style-name="Internet_20_link" text:visited-style-name="Visited_20_Internet_20_Link"><text:span text:style-name="T14">immediate action</text:span></text:a><text:span text:style-name="T9"> to prevent the </text:span><text:a xlink:type="simple" xlink:href="https://www.d20pfsrd.com/magic/all-spells/c/contingency" text:style-name="Internet_20_link" text:visited-style-name="Visited_20_Internet_20_Link"><text:span text:style-name="T20">contingency</text:span></text:a><text:span text:style-name="T9"> from triggering, saving the stored <text:tab/>effect for later.</text:span></text:p>
      <text:p text:style-name="P19"><text:span text:style-name="T8"><text:tab/>Parallel Self</text:span><text:span text:style-name="T9">: At 20th level, if the Time wizard <text:s/>is killed, he can immediately expend 10 points from his temporal <text:tab/>pool to </text:span><text:a xlink:type="simple" xlink:href="https://www.d20pfsrd.com/bestiary/rules-for-monsters/universal-monster-rules#TOC-Summon-Sp-" text:style-name="Internet_20_link" text:visited-style-name="Visited_20_Internet_20_Link"><text:span text:style-name="T14">summon</text:span></text:a><text:span text:style-name="T9"> an alternate version of himself from a parallel existence, appearing up to 30 feet away. This <text:tab/>alternate version is identical to the Time wizard. The alternate version starts with half the Time wizard’s total </text:span><text:a xlink:type="simple" xlink:href="https://www.d20pfsrd.com/gamemastering/combat#TOC-Hit-Points" text:style-name="Internet_20_link" text:visited-style-name="Visited_20_Internet_20_Link"><text:span text:style-name="T18">hit <text:tab/>points</text:span></text:a><text:span text:style-name="T9"> (but not any </text:span><text:a xlink:type="simple" xlink:href="https://www.d20pfsrd.com/gamemastering/combat#TOC-Temporary-Hit-Points" text:style-name="Internet_20_link" text:visited-style-name="Visited_20_Internet_20_Link"><text:span text:style-name="T14">temporary hit points</text:span></text:a><text:span text:style-name="T9">) and those spells the Time wizard <text:s/>had prepared when he died. The <text:tab/>alternate version has the same equipment as the Time wizard <text:s/>but does not </text:span><text:a xlink:type="simple" xlink:href="https://www.d20pfsrd.com/bestiary/monster-listings/animals/bear" text:style-name="Internet_20_link" text:visited-style-name="Visited_20_Internet_20_Link"><text:span text:style-name="T14">bear</text:span></text:a><text:span text:style-name="T9"> any artifacts the Time wizard <text:s/>was <text:tab/>carrying. Any expendable items, charges, or expensive material </text:span><text:a xlink:type="simple" xlink:href="https://www.d20pfsrd.com/magic#TOC-Components" text:style-name="Internet_20_link" text:visited-style-name="Visited_20_Internet_20_Link"><text:span text:style-name="T14">components</text:span></text:a><text:span text:style-name="T9"> the alternate version uses are also <text:tab/>expended for the Time wizard.</text:span></text:p>
      <text:p text:style-name="P18"/>
      <text:p text:style-name="P12"><text:span text:style-name="T5">Improved magical implements:</text:span><text:span text:style-name="T6"> <text:s/>At 10</text:span><text:span text:style-name="T30">th</text:span><text:span text:style-name="T6"> level, when a wizard uses a scroll or a wand, they may replace their wizard level with the caster level of the i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1:29:28.25</meta:creation-date>
    <dc:date>2021-07-28T17:17:15.11</dc:date>
    <meta:editing-duration>P18DT13H12M55S</meta:editing-duration>
    <meta:editing-cycles>25</meta:editing-cycles>
    <meta:generator>OpenOffice/4.1.5$Win32 OpenOffice.org_project/415m1$Build-9789</meta:generator>
    <meta:document-statistic meta:table-count="1" meta:image-count="0" meta:object-count="0" meta:page-count="4" meta:paragraph-count="104" meta:word-count="2337" meta:character-count="13267"/>
  </office:meta>
</office:document-meta>
</file>